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11.84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/>
    </style:style>
    <style:style style:name="ce24" style:family="table-cell" style:parent-style-name="Default" style:data-style-name="N100">
      <style:table-cell-properties fo:padding-bottom="0.15cm" fo:padding-left="0.199cm" fo:padding-right="0.199cm" fo:padding-top="0.15cm" style:vertical-align="middle"/>
      <style:text-properties fo:color="#696969"/>
    </style:style>
    <style:style style:name="ce25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weight="bold" style:font-weight-asian="bold" style:font-weight-complex="bold"/>
    </style:style>
    <style:style style:name="ce14" style:family="table-cell" style:parent-style-name="Default">
      <style:table-cell-properties fo:wrap-option="wrap" fo:padding-bottom="0.15cm" fo:padding-left="0.199cm" fo:padding-right="0.199cm" fo:padding-top="0.15cm" style:vertical-align="middle"/>
      <style:text-properties fo:color="#696969" style:text-outline="false" style:text-line-through-style="none" style:text-line-through-typ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 fo:margin-left="0cm"/>
      <style:text-properties fo:color="#696969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ja" style:country-asian="JP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/>
      <style:text-properties fo:color="#696969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ja" style:country-asian="JP" style:font-style-asian="normal" style:font-weight-asian="bold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padding-bottom="0.15cm" fo:padding-left="0.199cm" fo:padding-right="0.199cm" fo:padding-top="0.15cm" style:vertical-align="middle"/>
      <style:text-properties fo:color="#696969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ja" style:country-asian="JP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/>
      <style:text-properties fo:color="#696969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ja" style:country-asian="JP" style:font-style-asian="normal" style:font-weight-asian="bold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-bottom="0.15cm" fo:padding-left="0.199cm" fo:padding-right="0.199cm" fo:padding-top="0.15cm" style:vertical-align="middle"/>
      <style:text-properties fo:color="#696969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ja" style:country-asian="JP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/>
      <style:text-properties fo:color="#696969" style:text-outline="false" style:text-line-through-style="none" style:text-line-through-typ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bottom"/>
      <style:paragraph-properties fo:text-align="center" fo:margin-left="0cm"/>
      <style:text-properties fo:color="#696969" style:text-outline="false" style:text-line-through-style="none" style:text-line-through-typ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 fo:margin-left="0cm"/>
      <style:text-properties fo:color="#696969" style:text-outline="false" style:text-line-through-style="none" style:text-line-through-typ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padding-bottom="0.15cm" fo:padding-left="0.199cm" fo:padding-right="0.199cm" fo:padding-top="0.15cm" style:vertical-align="middle"/>
      <style:text-properties fo:color="#696969" style:text-outline="false" style:text-line-through-style="none" style:text-line-through-typ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ja" style:country-asian="JP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/>
      <style:text-properties fo:color="#696969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 fo:margin-left="0cm"/>
      <style:text-properties fo:color="#696969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ja" style:country-asian="JP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/>
      <style:text-properties fo:color="#696969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ja" style:country-asian="JP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/>
    </style:style>
    <style:style style:name="ce31" style:family="table-cell" style:parent-style-name="Default" style:data-style-name="N100">
      <style:table-cell-properties fo:padding-bottom="0.15cm" fo:padding-left="0.199cm" fo:padding-right="0.199cm" fo:padding-top="0.15cm" style:vertical-align="middle"/>
      <style:text-properties fo:color="#696969"/>
    </style:style>
    <style:style style:name="ce32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マイルストーン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1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number-columns-repeated="16375" table:default-cell-style-name="ce9"/>
        <table:table-row table:style-name="ro1">
          <table:table-cell table:style-name="ce12" office:value-type="string" calcext:value-type="string">
            <text:p>項番</text:p>
          </table:table-cell>
          <table:table-cell table:style-name="ce12" office:value-type="string" calcext:value-type="string">
            <text:p>バージョン</text:p>
          </table:table-cell>
          <table:table-cell table:style-name="ce12" office:value-type="string" calcext:value-type="string">
            <text:p>マイルストーン</text:p>
          </table:table-cell>
          <table:table-cell table:style-name="ce12" office:value-type="string" calcext:value-type="string">
            <text:p>コード名</text:p>
          </table:table-cell>
          <table:table-cell table:style-name="ce12" office:value-type="string" calcext:value-type="string">
            <text:p>機能分類</text:p>
          </table:table-cell>
          <table:table-cell table:style-name="ce12" office:value-type="string" calcext:value-type="string">
            <text:p>機能種別</text:p>
          </table:table-cell>
          <table:table-cell table:style-name="ce12" office:value-type="string" calcext:value-type="string">
            <text:p>処理分類</text:p>
          </table:table-cell>
          <table:table-cell table:style-name="ce12" office:value-type="string" calcext:value-type="string">
            <text:p>詳細処理</text:p>
          </table:table-cell>
          <table:table-cell table:style-name="ce12" office:value-type="string" calcext:value-type="string">
            <text:p>内容</text:p>
          </table:table-cell>
          <table:table-cell table:number-columns-repeated="16375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Ver.0.00.00</text:p>
          </table:table-cell>
          <table:table-cell table:style-name="ce13" office:value-type="string" calcext:value-type="string">
            <text:p>MLS000-previous</text:p>
          </table:table-cell>
          <table:table-cell table:style-name="ce26" office:value-type="string" calcext:value-type="string">
            <text:p>ueno</text:p>
          </table:table-cell>
          <table:table-cell table:style-name="ce15" office:value-type="string" calcext:value-type="string">
            <text:p>プロジェクト準備</text:p>
          </table:table-cell>
          <table:table-cell table:number-columns-repeated="3" table:style-name="ce17" office:value-type="string" calcext:value-type="string">
            <text:p>ー</text:p>
          </table:table-cell>
          <table:table-cell table:style-name="ce18" office:value-type="string" calcext:value-type="string">
            <text:p>マイルストーン管理導入前の初期構成を準備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 table:number-columns-spanned="1" table:number-rows-spanned="2">
            <text:p>Ver.0.10.00</text:p>
          </table:table-cell>
          <table:table-cell table:style-name="ce13" office:value-type="string" calcext:value-type="string">
            <text:p>MLS111</text:p>
          </table:table-cell>
          <table:table-cell table:style-name="ce26" office:value-type="string" calcext:value-type="string">
            <text:p>tokyo</text:p>
          </table:table-cell>
          <table:table-cell table:style-name="ce28" office:value-type="string" calcext:value-type="string" table:number-columns-spanned="1" table:number-rows-spanned="6">
            <text:p>商品表示</text:p>
          </table:table-cell>
          <table:table-cell table:style-name="ce28" office:value-type="string" calcext:value-type="string" table:number-columns-spanned="1" table:number-rows-spanned="4">
            <text:p>一覧表示</text:p>
          </table:table-cell>
          <table:table-cell table:style-name="ce18" office:value-type="string" calcext:value-type="string" table:number-columns-spanned="1" table:number-rows-spanned="2">
            <text:p>全件表示</text:p>
          </table:table-cell>
          <table:table-cell table:style-name="ce18" office:value-type="string" calcext:value-type="string">
            <text:p>そのまま表示</text:p>
          </table:table-cell>
          <table:table-cell table:style-name="ce18" office:value-type="string" calcext:value-type="string">
            <text:p>itemsテーブルのすべてのレコードをそのまま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covered-table-cell table:style-name="ce21"/>
          <table:table-cell table:style-name="ce13" office:value-type="string" calcext:value-type="string">
            <text:p>MLS112</text:p>
          </table:table-cell>
          <table:table-cell table:style-name="ce26" office:value-type="string" calcext:value-type="string">
            <text:p>shinagawa</text:p>
          </table:table-cell>
          <table:covered-table-cell table:style-name="ce18"/>
          <table:covered-table-cell table:style-name="ce28"/>
          <table:covered-table-cell table:style-name="ce18"/>
          <table:table-cell table:style-name="ce18" office:value-type="string" calcext:value-type="string">
            <text:p>カテゴリ名変換</text:p>
          </table:table-cell>
          <table:table-cell table:style-name="ce18" office:value-type="string" calcext:value-type="string">
            <text:p>商品カテゴリコードをカテゴリ名に変換して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 table:number-columns-spanned="1" table:number-rows-spanned="2">
            <text:p>Ver.0.11.00</text:p>
          </table:table-cell>
          <table:table-cell table:style-name="ce13" office:value-type="string" calcext:value-type="string">
            <text:p>MLS121</text:p>
          </table:table-cell>
          <table:table-cell table:style-name="ce26" office:value-type="string" calcext:value-type="string">
            <text:p>sinnyokohama</text:p>
          </table:table-cell>
          <table:covered-table-cell table:style-name="ce18"/>
          <table:covered-table-cell table:style-name="ce28"/>
          <table:table-cell table:style-name="ce18" office:value-type="string" calcext:value-type="string" table:number-columns-spanned="1" table:number-rows-spanned="2">
            <text:p>カテゴリ別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カテゴリリンクによりカテゴリ別商品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covered-table-cell table:style-name="ce21"/>
          <table:table-cell table:style-name="ce13" office:value-type="string" calcext:value-type="string">
            <text:p>MLS122</text:p>
          </table:table-cell>
          <table:table-cell table:style-name="ce26" office:value-type="string" calcext:value-type="string">
            <text:p>odawara</text:p>
          </table:table-cell>
          <table:covered-table-cell table:style-name="ce18"/>
          <table:covered-table-cell table:style-name="ce28"/>
          <table:covered-table-cell table:style-name="ce18"/>
          <table:table-cell table:style-name="ce18" office:value-type="string" calcext:value-type="string">
            <text:p>表示形式変更</text:p>
          </table:table-cell>
          <table:table-cell table:style-name="ce18" office:value-type="string" calcext:value-type="string">
            <text:p>カテゴリリンクを単なる文字列として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 table:number-columns-spanned="1" table:number-rows-spanned="2">
            <text:p>Ver.0.12.00</text:p>
          </table:table-cell>
          <table:table-cell table:style-name="ce13" office:value-type="string" calcext:value-type="string">
            <text:p>MLS131</text:p>
          </table:table-cell>
          <table:table-cell table:style-name="ce26" office:value-type="string" calcext:value-type="string">
            <text:p>atami</text:p>
          </table:table-cell>
          <table:covered-table-cell table:style-name="ce18"/>
          <table:table-cell table:style-name="ce28" office:value-type="string" calcext:value-type="string" table:number-columns-spanned="1" table:number-rows-spanned="2">
            <text:p>条件検索</text:p>
          </table:table-cell>
          <table:table-cell table:style-name="ce18" office:value-type="string" calcext:value-type="string">
            <text:p>キーワード検索</text:p>
          </table:table-cell>
          <table:table-cell table:style-name="ce18" office:value-type="string" calcext:value-type="string">
            <text:p>商品名検索</text:p>
          </table:table-cell>
          <table:table-cell table:style-name="ce18" office:value-type="string" calcext:value-type="string">
            <text:p>商品名のあいまい検索による商品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covered-table-cell table:style-name="ce21"/>
          <table:table-cell table:style-name="ce13" office:value-type="string" calcext:value-type="string">
            <text:p>MLS132</text:p>
          </table:table-cell>
          <table:table-cell table:style-name="ce26" office:value-type="string" calcext:value-type="string">
            <text:p>mishima</text:p>
          </table:table-cell>
          <table:covered-table-cell table:style-name="ce18"/>
          <table:covered-table-cell table:style-name="ce28"/>
          <table:table-cell table:style-name="ce18" office:value-type="string" calcext:value-type="string">
            <text:p>範囲検索</text:p>
          </table:table-cell>
          <table:table-cell table:style-name="ce18" office:value-type="string" calcext:value-type="string">
            <text:p>価格検索</text:p>
          </table:table-cell>
          <table:table-cell table:style-name="ce18" office:value-type="string" calcext:value-type="string">
            <text:p>指定された価格範囲の商品の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 table:number-columns-spanned="1" table:number-rows-spanned="3">
            <text:p>Ver.0.20.00</text:p>
          </table:table-cell>
          <table:table-cell table:style-name="ce13" office:value-type="string" calcext:value-type="string">
            <text:p>MLS211</text:p>
          </table:table-cell>
          <table:table-cell table:style-name="ce26" office:value-type="string" calcext:value-type="string">
            <text:p>sinnfuji</text:p>
          </table:table-cell>
          <table:table-cell table:style-name="ce28" office:value-type="string" calcext:value-type="string" table:number-columns-spanned="1" table:number-rows-spanned="7">
            <text:p>利用者表示</text:p>
          </table:table-cell>
          <table:table-cell table:style-name="ce28" office:value-type="string" calcext:value-type="string" table:number-columns-spanned="1" table:number-rows-spanned="3">
            <text:p>一覧表示</text:p>
          </table:table-cell>
          <table:table-cell table:style-name="ce18" office:value-type="string" calcext:value-type="string" table:number-columns-spanned="1" table:number-rows-spanned="3">
            <text:p>全件表示</text:p>
          </table:table-cell>
          <table:table-cell table:style-name="ce18" office:value-type="string" calcext:value-type="string">
            <text:p>そのまま表示</text:p>
          </table:table-cell>
          <table:table-cell table:style-name="ce18" office:value-type="string" calcext:value-type="string">
            <text:p>usersテーブルのすべてのレコードをそのまま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covered-table-cell table:style-name="ce21"/>
          <table:table-cell table:style-name="ce13" office:value-type="string" calcext:value-type="string">
            <text:p>MLS212</text:p>
          </table:table-cell>
          <table:table-cell table:style-name="ce26" office:value-type="string" calcext:value-type="string">
            <text:p>shizuoka</text:p>
          </table:table-cell>
          <table:covered-table-cell table:style-name="ce18"/>
          <table:covered-table-cell table:style-name="ce28"/>
          <table:covered-table-cell table:style-name="ce18"/>
          <table:table-cell table:style-name="ce18" office:value-type="string" calcext:value-type="string">
            <text:p>都道府県名変換</text:p>
          </table:table-cell>
          <table:table-cell table:style-name="ce18" office:value-type="string" calcext:value-type="string">
            <text:p>都道府県コードを都道府県名に変換して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covered-table-cell table:style-name="ce21"/>
          <table:table-cell table:style-name="ce13" office:value-type="string" calcext:value-type="string">
            <text:p>MLS213</text:p>
          </table:table-cell>
          <table:table-cell table:style-name="ce26" office:value-type="string" calcext:value-type="string">
            <text:p>kakegawa</text:p>
          </table:table-cell>
          <table:covered-table-cell table:style-name="ce18"/>
          <table:covered-table-cell table:style-name="ce28"/>
          <table:covered-table-cell table:style-name="ce18"/>
          <table:table-cell table:style-name="ce18" office:value-type="string" calcext:value-type="string">
            <text:p>権限名変換</text:p>
          </table:table-cell>
          <table:table-cell table:style-name="ce18" office:value-type="string" calcext:value-type="string">
            <text:p>権限コードを権限名に変換して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 office:value-type="string" calcext:value-type="string" table:number-columns-spanned="1" table:number-rows-spanned="2">
            <text:p>Ver.0.21.00</text:p>
          </table:table-cell>
          <table:table-cell table:style-name="ce13" office:value-type="string" calcext:value-type="string">
            <text:p>MLS221</text:p>
          </table:table-cell>
          <table:table-cell table:style-name="ce26" office:value-type="string" calcext:value-type="string">
            <text:p>hamamatsu</text:p>
          </table:table-cell>
          <table:covered-table-cell table:style-name="ce18"/>
          <table:table-cell table:style-name="ce28" office:value-type="string" calcext:value-type="string" table:number-columns-spanned="1" table:number-rows-spanned="4">
            <text:p>条件検索</text:p>
          </table:table-cell>
          <table:table-cell table:style-name="ce18" office:value-type="string" calcext:value-type="string" table:number-columns-spanned="1" table:number-rows-spanned="2">
            <text:p>外部キー検索</text:p>
          </table:table-cell>
          <table:table-cell table:style-name="ce18" office:value-type="string" calcext:value-type="string">
            <text:p>都道府県別検索</text:p>
          </table:table-cell>
          <table:table-cell table:style-name="ce18" office:value-type="string" calcext:value-type="string">
            <text:p>セレクトボックスで選択された都道府県の利用者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covered-table-cell table:style-name="ce21"/>
          <table:table-cell table:style-name="ce13" office:value-type="string" calcext:value-type="string">
            <text:p>MLS222</text:p>
          </table:table-cell>
          <table:table-cell table:style-name="ce26" office:value-type="string" calcext:value-type="string">
            <text:p>toyohashi</text:p>
          </table:table-cell>
          <table:covered-table-cell table:style-name="ce18"/>
          <table:covered-table-cell table:style-name="ce28"/>
          <table:covered-table-cell table:style-name="ce18"/>
          <table:table-cell table:style-name="ce18" office:value-type="string" calcext:value-type="string">
            <text:p>権限別検索</text:p>
          </table:table-cell>
          <table:table-cell table:style-name="ce18" office:value-type="string" calcext:value-type="string">
            <text:p>ラジオボタンで選択された権限の利用者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1" office:value-type="string" calcext:value-type="string" table:number-columns-spanned="1" table:number-rows-spanned="2">
            <text:p>Ver.0.22.00</text:p>
          </table:table-cell>
          <table:table-cell table:style-name="ce13" office:value-type="string" calcext:value-type="string">
            <text:p>MLS231</text:p>
          </table:table-cell>
          <table:table-cell table:style-name="ce26" office:value-type="string" calcext:value-type="string">
            <text:p>mikawaanjo</text:p>
          </table:table-cell>
          <table:covered-table-cell table:style-name="ce18"/>
          <table:covered-table-cell table:style-name="ce28"/>
          <table:table-cell table:style-name="ce18" office:value-type="string" calcext:value-type="string" table:number-columns-spanned="1" table:number-rows-spanned="2">
            <text:p>キーワード検索</text:p>
          </table:table-cell>
          <table:table-cell table:style-name="ce18" office:value-type="string" calcext:value-type="string">
            <text:p>氏名検索</text:p>
          </table:table-cell>
          <table:table-cell table:style-name="ce18" office:value-type="string" calcext:value-type="string">
            <text:p>氏名のあいまい検索による利用者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covered-table-cell table:style-name="ce21"/>
          <table:table-cell table:style-name="ce13" office:value-type="string" calcext:value-type="string">
            <text:p>MLS232</text:p>
          </table:table-cell>
          <table:table-cell table:style-name="ce26" office:value-type="string" calcext:value-type="string">
            <text:p>nagoya</text:p>
          </table:table-cell>
          <table:covered-table-cell table:style-name="ce18"/>
          <table:covered-table-cell table:style-name="ce28"/>
          <table:covered-table-cell table:style-name="ce18"/>
          <table:table-cell table:style-name="ce18" office:value-type="string" calcext:value-type="string">
            <text:p>住所検索</text:p>
          </table:table-cell>
          <table:table-cell table:style-name="ce18" office:value-type="string" calcext:value-type="string">
            <text:p>住所のあいまい検索による利用者一覧を表示する</text:p>
          </table:table-cell>
          <table:table-cell table:number-columns-repeated="16375"/>
        </table:table-row>
        <table:table-row table:style-name="ro1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都道府県サンプルデータ" table:style-name="ta1">
        <table:table-column table:style-name="co1" table:number-columns-repeated="16384" table:default-cell-style-name="ce30"/>
        <table:table-row table:style-name="ro1">
          <table:table-cell office:value-type="string" calcext:value-type="string">
            <text:p>@table</text:p>
          </table:table-cell>
          <table:table-cell office:value-type="string" calcext:value-type="string">
            <text:p>m_prefectures</text:p>
          </table:table-cell>
          <table:table-cell office:value-type="string" calcext:value-type="string">
            <text:p>INSERT INTO @table VALUES (‘@code’, ‘@name’);</text:p>
          </table:table-cell>
          <table:table-cell table:style-name="ce32" table:formula="of:=SUBSTITUTE([.C1];[.$A$1];[.$B$1])" office:value-type="string" office:string-value="INSERT INTO m_prefectures VALUES (‘@code’, ‘@name’);" calcext:value-type="string">
            <text:p>INSERT INTO m_prefectures VALUES (‘@code’, ‘@name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/>
          <table:table-cell office:value-type="string" calcext:value-type="string">
            <text:p>SQL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1</text:p>
          </table:table-cell>
          <table:table-cell office:value-type="string" calcext:value-type="string">
            <text:p>北海道</text:p>
          </table:table-cell>
          <table:table-cell table:formula="of:=SUBSTITUTE([.$D$1];[.$A$2];[.A3])" office:value-type="string" office:string-value="INSERT INTO m_prefectures VALUES (‘01’, ‘@name’);" calcext:value-type="string">
            <text:p>INSERT INTO m_prefectures VALUES (‘01’, ‘@name’);</text:p>
          </table:table-cell>
          <table:table-cell table:formula="of:=SUBSTITUTE([.C3];[.$B$2];[.B3])" office:value-type="string" office:string-value="INSERT INTO m_prefectures VALUES (‘01’, ‘北海道’);" calcext:value-type="string">
            <text:p>INSERT INTO m_prefectures VALUES (‘01’, ‘北海道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2</text:p>
          </table:table-cell>
          <table:table-cell office:value-type="string" calcext:value-type="string">
            <text:p>青森県</text:p>
          </table:table-cell>
          <table:table-cell table:formula="of:=SUBSTITUTE([.$D$1];[.$A$2];[.A4])" office:value-type="string" office:string-value="INSERT INTO m_prefectures VALUES (‘02’, ‘@name’);" calcext:value-type="string">
            <text:p>INSERT INTO m_prefectures VALUES (‘02’, ‘@name’);</text:p>
          </table:table-cell>
          <table:table-cell table:formula="of:=SUBSTITUTE([.C4];[.$B$2];[.B4])" office:value-type="string" office:string-value="INSERT INTO m_prefectures VALUES (‘02’, ‘青森県’);" calcext:value-type="string">
            <text:p>INSERT INTO m_prefectures VALUES (‘02’, ‘青森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3</text:p>
          </table:table-cell>
          <table:table-cell office:value-type="string" calcext:value-type="string">
            <text:p>岩手県</text:p>
          </table:table-cell>
          <table:table-cell table:formula="of:=SUBSTITUTE([.$D$1];[.$A$2];[.A5])" office:value-type="string" office:string-value="INSERT INTO m_prefectures VALUES (‘03’, ‘@name’);" calcext:value-type="string">
            <text:p>INSERT INTO m_prefectures VALUES (‘03’, ‘@name’);</text:p>
          </table:table-cell>
          <table:table-cell table:formula="of:=SUBSTITUTE([.C5];[.$B$2];[.B5])" office:value-type="string" office:string-value="INSERT INTO m_prefectures VALUES (‘03’, ‘岩手県’);" calcext:value-type="string">
            <text:p>INSERT INTO m_prefectures VALUES (‘03’, ‘岩手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4</text:p>
          </table:table-cell>
          <table:table-cell office:value-type="string" calcext:value-type="string">
            <text:p>宮城県</text:p>
          </table:table-cell>
          <table:table-cell table:formula="of:=SUBSTITUTE([.$D$1];[.$A$2];[.A6])" office:value-type="string" office:string-value="INSERT INTO m_prefectures VALUES (‘04’, ‘@name’);" calcext:value-type="string">
            <text:p>INSERT INTO m_prefectures VALUES (‘04’, ‘@name’);</text:p>
          </table:table-cell>
          <table:table-cell table:formula="of:=SUBSTITUTE([.C6];[.$B$2];[.B6])" office:value-type="string" office:string-value="INSERT INTO m_prefectures VALUES (‘04’, ‘宮城県’);" calcext:value-type="string">
            <text:p>INSERT INTO m_prefectures VALUES (‘04’, ‘宮城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5</text:p>
          </table:table-cell>
          <table:table-cell office:value-type="string" calcext:value-type="string">
            <text:p>秋田県</text:p>
          </table:table-cell>
          <table:table-cell table:formula="of:=SUBSTITUTE([.$D$1];[.$A$2];[.A7])" office:value-type="string" office:string-value="INSERT INTO m_prefectures VALUES (‘05’, ‘@name’);" calcext:value-type="string">
            <text:p>INSERT INTO m_prefectures VALUES (‘05’, ‘@name’);</text:p>
          </table:table-cell>
          <table:table-cell table:formula="of:=SUBSTITUTE([.C7];[.$B$2];[.B7])" office:value-type="string" office:string-value="INSERT INTO m_prefectures VALUES (‘05’, ‘秋田県’);" calcext:value-type="string">
            <text:p>INSERT INTO m_prefectures VALUES (‘05’, ‘秋田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6</text:p>
          </table:table-cell>
          <table:table-cell office:value-type="string" calcext:value-type="string">
            <text:p>山形県</text:p>
          </table:table-cell>
          <table:table-cell table:formula="of:=SUBSTITUTE([.$D$1];[.$A$2];[.A8])" office:value-type="string" office:string-value="INSERT INTO m_prefectures VALUES (‘06’, ‘@name’);" calcext:value-type="string">
            <text:p>INSERT INTO m_prefectures VALUES (‘06’, ‘@name’);</text:p>
          </table:table-cell>
          <table:table-cell table:formula="of:=SUBSTITUTE([.C8];[.$B$2];[.B8])" office:value-type="string" office:string-value="INSERT INTO m_prefectures VALUES (‘06’, ‘山形県’);" calcext:value-type="string">
            <text:p>INSERT INTO m_prefectures VALUES (‘06’, ‘山形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7</text:p>
          </table:table-cell>
          <table:table-cell office:value-type="string" calcext:value-type="string">
            <text:p>福島県</text:p>
          </table:table-cell>
          <table:table-cell table:formula="of:=SUBSTITUTE([.$D$1];[.$A$2];[.A9])" office:value-type="string" office:string-value="INSERT INTO m_prefectures VALUES (‘07’, ‘@name’);" calcext:value-type="string">
            <text:p>INSERT INTO m_prefectures VALUES (‘07’, ‘@name’);</text:p>
          </table:table-cell>
          <table:table-cell table:formula="of:=SUBSTITUTE([.C9];[.$B$2];[.B9])" office:value-type="string" office:string-value="INSERT INTO m_prefectures VALUES (‘07’, ‘福島県’);" calcext:value-type="string">
            <text:p>INSERT INTO m_prefectures VALUES (‘07’, ‘福島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8</text:p>
          </table:table-cell>
          <table:table-cell office:value-type="string" calcext:value-type="string">
            <text:p>茨城県</text:p>
          </table:table-cell>
          <table:table-cell table:formula="of:=SUBSTITUTE([.$D$1];[.$A$2];[.A10])" office:value-type="string" office:string-value="INSERT INTO m_prefectures VALUES (‘08’, ‘@name’);" calcext:value-type="string">
            <text:p>INSERT INTO m_prefectures VALUES (‘08’, ‘@name’);</text:p>
          </table:table-cell>
          <table:table-cell table:formula="of:=SUBSTITUTE([.C10];[.$B$2];[.B10])" office:value-type="string" office:string-value="INSERT INTO m_prefectures VALUES (‘08’, ‘茨城県’);" calcext:value-type="string">
            <text:p>INSERT INTO m_prefectures VALUES (‘08’, ‘茨城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string" calcext:value-type="string">
            <text:p>09</text:p>
          </table:table-cell>
          <table:table-cell office:value-type="string" calcext:value-type="string">
            <text:p>栃木県</text:p>
          </table:table-cell>
          <table:table-cell table:formula="of:=SUBSTITUTE([.$D$1];[.$A$2];[.A11])" office:value-type="string" office:string-value="INSERT INTO m_prefectures VALUES (‘09’, ‘@name’);" calcext:value-type="string">
            <text:p>INSERT INTO m_prefectures VALUES (‘09’, ‘@name’);</text:p>
          </table:table-cell>
          <table:table-cell table:formula="of:=SUBSTITUTE([.C11];[.$B$2];[.B11])" office:value-type="string" office:string-value="INSERT INTO m_prefectures VALUES (‘09’, ‘栃木県’);" calcext:value-type="string">
            <text:p>INSERT INTO m_prefectures VALUES (‘09’, ‘栃木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群馬県</text:p>
          </table:table-cell>
          <table:table-cell table:formula="of:=SUBSTITUTE([.$D$1];[.$A$2];[.A12])" office:value-type="string" office:string-value="INSERT INTO m_prefectures VALUES (‘10’, ‘@name’);" calcext:value-type="string">
            <text:p>INSERT INTO m_prefectures VALUES (‘10’, ‘@name’);</text:p>
          </table:table-cell>
          <table:table-cell table:formula="of:=SUBSTITUTE([.C12];[.$B$2];[.B12])" office:value-type="string" office:string-value="INSERT INTO m_prefectures VALUES (‘10’, ‘群馬県’);" calcext:value-type="string">
            <text:p>INSERT INTO m_prefectures VALUES (‘10’, ‘群馬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埼玉県</text:p>
          </table:table-cell>
          <table:table-cell table:formula="of:=SUBSTITUTE([.$D$1];[.$A$2];[.A13])" office:value-type="string" office:string-value="INSERT INTO m_prefectures VALUES (‘11’, ‘@name’);" calcext:value-type="string">
            <text:p>INSERT INTO m_prefectures VALUES (‘11’, ‘@name’);</text:p>
          </table:table-cell>
          <table:table-cell table:formula="of:=SUBSTITUTE([.C13];[.$B$2];[.B13])" office:value-type="string" office:string-value="INSERT INTO m_prefectures VALUES (‘11’, ‘埼玉県’);" calcext:value-type="string">
            <text:p>INSERT INTO m_prefectures VALUES (‘11’, ‘埼玉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千葉県</text:p>
          </table:table-cell>
          <table:table-cell table:formula="of:=SUBSTITUTE([.$D$1];[.$A$2];[.A14])" office:value-type="string" office:string-value="INSERT INTO m_prefectures VALUES (‘12’, ‘@name’);" calcext:value-type="string">
            <text:p>INSERT INTO m_prefectures VALUES (‘12’, ‘@name’);</text:p>
          </table:table-cell>
          <table:table-cell table:formula="of:=SUBSTITUTE([.C14];[.$B$2];[.B14])" office:value-type="string" office:string-value="INSERT INTO m_prefectures VALUES (‘12’, ‘千葉県’);" calcext:value-type="string">
            <text:p>INSERT INTO m_prefectures VALUES (‘12’, ‘千葉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東京都</text:p>
          </table:table-cell>
          <table:table-cell table:formula="of:=SUBSTITUTE([.$D$1];[.$A$2];[.A15])" office:value-type="string" office:string-value="INSERT INTO m_prefectures VALUES (‘13’, ‘@name’);" calcext:value-type="string">
            <text:p>INSERT INTO m_prefectures VALUES (‘13’, ‘@name’);</text:p>
          </table:table-cell>
          <table:table-cell table:formula="of:=SUBSTITUTE([.C15];[.$B$2];[.B15])" office:value-type="string" office:string-value="INSERT INTO m_prefectures VALUES (‘13’, ‘東京都’);" calcext:value-type="string">
            <text:p>INSERT INTO m_prefectures VALUES (‘13’, ‘東京都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神奈川県</text:p>
          </table:table-cell>
          <table:table-cell table:formula="of:=SUBSTITUTE([.$D$1];[.$A$2];[.A16])" office:value-type="string" office:string-value="INSERT INTO m_prefectures VALUES (‘14’, ‘@name’);" calcext:value-type="string">
            <text:p>INSERT INTO m_prefectures VALUES (‘14’, ‘@name’);</text:p>
          </table:table-cell>
          <table:table-cell table:formula="of:=SUBSTITUTE([.C16];[.$B$2];[.B16])" office:value-type="string" office:string-value="INSERT INTO m_prefectures VALUES (‘14’, ‘神奈川県’);" calcext:value-type="string">
            <text:p>INSERT INTO m_prefectures VALUES (‘14’, ‘神奈川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新潟県</text:p>
          </table:table-cell>
          <table:table-cell table:formula="of:=SUBSTITUTE([.$D$1];[.$A$2];[.A17])" office:value-type="string" office:string-value="INSERT INTO m_prefectures VALUES (‘15’, ‘@name’);" calcext:value-type="string">
            <text:p>INSERT INTO m_prefectures VALUES (‘15’, ‘@name’);</text:p>
          </table:table-cell>
          <table:table-cell table:formula="of:=SUBSTITUTE([.C17];[.$B$2];[.B17])" office:value-type="string" office:string-value="INSERT INTO m_prefectures VALUES (‘15’, ‘新潟県’);" calcext:value-type="string">
            <text:p>INSERT INTO m_prefectures VALUES (‘15’, ‘新潟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富山県</text:p>
          </table:table-cell>
          <table:table-cell table:formula="of:=SUBSTITUTE([.$D$1];[.$A$2];[.A18])" office:value-type="string" office:string-value="INSERT INTO m_prefectures VALUES (‘16’, ‘@name’);" calcext:value-type="string">
            <text:p>INSERT INTO m_prefectures VALUES (‘16’, ‘@name’);</text:p>
          </table:table-cell>
          <table:table-cell table:formula="of:=SUBSTITUTE([.C18];[.$B$2];[.B18])" office:value-type="string" office:string-value="INSERT INTO m_prefectures VALUES (‘16’, ‘富山県’);" calcext:value-type="string">
            <text:p>INSERT INTO m_prefectures VALUES (‘16’, ‘富山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石川県</text:p>
          </table:table-cell>
          <table:table-cell table:formula="of:=SUBSTITUTE([.$D$1];[.$A$2];[.A19])" office:value-type="string" office:string-value="INSERT INTO m_prefectures VALUES (‘17’, ‘@name’);" calcext:value-type="string">
            <text:p>INSERT INTO m_prefectures VALUES (‘17’, ‘@name’);</text:p>
          </table:table-cell>
          <table:table-cell table:formula="of:=SUBSTITUTE([.C19];[.$B$2];[.B19])" office:value-type="string" office:string-value="INSERT INTO m_prefectures VALUES (‘17’, ‘石川県’);" calcext:value-type="string">
            <text:p>INSERT INTO m_prefectures VALUES (‘17’, ‘石川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福井県</text:p>
          </table:table-cell>
          <table:table-cell table:formula="of:=SUBSTITUTE([.$D$1];[.$A$2];[.A20])" office:value-type="string" office:string-value="INSERT INTO m_prefectures VALUES (‘18’, ‘@name’);" calcext:value-type="string">
            <text:p>INSERT INTO m_prefectures VALUES (‘18’, ‘@name’);</text:p>
          </table:table-cell>
          <table:table-cell table:formula="of:=SUBSTITUTE([.C20];[.$B$2];[.B20])" office:value-type="string" office:string-value="INSERT INTO m_prefectures VALUES (‘18’, ‘福井県’);" calcext:value-type="string">
            <text:p>INSERT INTO m_prefectures VALUES (‘18’, ‘福井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山梨県</text:p>
          </table:table-cell>
          <table:table-cell table:formula="of:=SUBSTITUTE([.$D$1];[.$A$2];[.A21])" office:value-type="string" office:string-value="INSERT INTO m_prefectures VALUES (‘19’, ‘@name’);" calcext:value-type="string">
            <text:p>INSERT INTO m_prefectures VALUES (‘19’, ‘@name’);</text:p>
          </table:table-cell>
          <table:table-cell table:formula="of:=SUBSTITUTE([.C21];[.$B$2];[.B21])" office:value-type="string" office:string-value="INSERT INTO m_prefectures VALUES (‘19’, ‘山梨県’);" calcext:value-type="string">
            <text:p>INSERT INTO m_prefectures VALUES (‘19’, ‘山梨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office:value-type="string" calcext:value-type="string">
            <text:p>長野県</text:p>
          </table:table-cell>
          <table:table-cell table:formula="of:=SUBSTITUTE([.$D$1];[.$A$2];[.A22])" office:value-type="string" office:string-value="INSERT INTO m_prefectures VALUES (‘20’, ‘@name’);" calcext:value-type="string">
            <text:p>INSERT INTO m_prefectures VALUES (‘20’, ‘@name’);</text:p>
          </table:table-cell>
          <table:table-cell table:formula="of:=SUBSTITUTE([.C22];[.$B$2];[.B22])" office:value-type="string" office:string-value="INSERT INTO m_prefectures VALUES (‘20’, ‘長野県’);" calcext:value-type="string">
            <text:p>INSERT INTO m_prefectures VALUES (‘20’, ‘長野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岐阜県</text:p>
          </table:table-cell>
          <table:table-cell table:formula="of:=SUBSTITUTE([.$D$1];[.$A$2];[.A23])" office:value-type="string" office:string-value="INSERT INTO m_prefectures VALUES (‘21’, ‘@name’);" calcext:value-type="string">
            <text:p>INSERT INTO m_prefectures VALUES (‘21’, ‘@name’);</text:p>
          </table:table-cell>
          <table:table-cell table:formula="of:=SUBSTITUTE([.C23];[.$B$2];[.B23])" office:value-type="string" office:string-value="INSERT INTO m_prefectures VALUES (‘21’, ‘岐阜県’);" calcext:value-type="string">
            <text:p>INSERT INTO m_prefectures VALUES (‘21’, ‘岐阜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静岡県</text:p>
          </table:table-cell>
          <table:table-cell table:formula="of:=SUBSTITUTE([.$D$1];[.$A$2];[.A24])" office:value-type="string" office:string-value="INSERT INTO m_prefectures VALUES (‘22’, ‘@name’);" calcext:value-type="string">
            <text:p>INSERT INTO m_prefectures VALUES (‘22’, ‘@name’);</text:p>
          </table:table-cell>
          <table:table-cell table:formula="of:=SUBSTITUTE([.C24];[.$B$2];[.B24])" office:value-type="string" office:string-value="INSERT INTO m_prefectures VALUES (‘22’, ‘静岡県’);" calcext:value-type="string">
            <text:p>INSERT INTO m_prefectures VALUES (‘22’, ‘静岡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愛知県</text:p>
          </table:table-cell>
          <table:table-cell table:formula="of:=SUBSTITUTE([.$D$1];[.$A$2];[.A25])" office:value-type="string" office:string-value="INSERT INTO m_prefectures VALUES (‘23’, ‘@name’);" calcext:value-type="string">
            <text:p>INSERT INTO m_prefectures VALUES (‘23’, ‘@name’);</text:p>
          </table:table-cell>
          <table:table-cell table:formula="of:=SUBSTITUTE([.C25];[.$B$2];[.B25])" office:value-type="string" office:string-value="INSERT INTO m_prefectures VALUES (‘23’, ‘愛知県’);" calcext:value-type="string">
            <text:p>INSERT INTO m_prefectures VALUES (‘23’, ‘愛知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三重県</text:p>
          </table:table-cell>
          <table:table-cell table:formula="of:=SUBSTITUTE([.$D$1];[.$A$2];[.A26])" office:value-type="string" office:string-value="INSERT INTO m_prefectures VALUES (‘24’, ‘@name’);" calcext:value-type="string">
            <text:p>INSERT INTO m_prefectures VALUES (‘24’, ‘@name’);</text:p>
          </table:table-cell>
          <table:table-cell table:formula="of:=SUBSTITUTE([.C26];[.$B$2];[.B26])" office:value-type="string" office:string-value="INSERT INTO m_prefectures VALUES (‘24’, ‘三重県’);" calcext:value-type="string">
            <text:p>INSERT INTO m_prefectures VALUES (‘24’, ‘三重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滋賀県</text:p>
          </table:table-cell>
          <table:table-cell table:formula="of:=SUBSTITUTE([.$D$1];[.$A$2];[.A27])" office:value-type="string" office:string-value="INSERT INTO m_prefectures VALUES (‘25’, ‘@name’);" calcext:value-type="string">
            <text:p>INSERT INTO m_prefectures VALUES (‘25’, ‘@name’);</text:p>
          </table:table-cell>
          <table:table-cell table:formula="of:=SUBSTITUTE([.C27];[.$B$2];[.B27])" office:value-type="string" office:string-value="INSERT INTO m_prefectures VALUES (‘25’, ‘滋賀県’);" calcext:value-type="string">
            <text:p>INSERT INTO m_prefectures VALUES (‘25’, ‘滋賀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office:value-type="string" calcext:value-type="string">
            <text:p>京都府</text:p>
          </table:table-cell>
          <table:table-cell table:formula="of:=SUBSTITUTE([.$D$1];[.$A$2];[.A28])" office:value-type="string" office:string-value="INSERT INTO m_prefectures VALUES (‘26’, ‘@name’);" calcext:value-type="string">
            <text:p>INSERT INTO m_prefectures VALUES (‘26’, ‘@name’);</text:p>
          </table:table-cell>
          <table:table-cell table:formula="of:=SUBSTITUTE([.C28];[.$B$2];[.B28])" office:value-type="string" office:string-value="INSERT INTO m_prefectures VALUES (‘26’, ‘京都府’);" calcext:value-type="string">
            <text:p>INSERT INTO m_prefectures VALUES (‘26’, ‘京都府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office:value-type="string" calcext:value-type="string">
            <text:p>大阪府</text:p>
          </table:table-cell>
          <table:table-cell table:formula="of:=SUBSTITUTE([.$D$1];[.$A$2];[.A29])" office:value-type="string" office:string-value="INSERT INTO m_prefectures VALUES (‘27’, ‘@name’);" calcext:value-type="string">
            <text:p>INSERT INTO m_prefectures VALUES (‘27’, ‘@name’);</text:p>
          </table:table-cell>
          <table:table-cell table:formula="of:=SUBSTITUTE([.C29];[.$B$2];[.B29])" office:value-type="string" office:string-value="INSERT INTO m_prefectures VALUES (‘27’, ‘大阪府’);" calcext:value-type="string">
            <text:p>INSERT INTO m_prefectures VALUES (‘27’, ‘大阪府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office:value-type="string" calcext:value-type="string">
            <text:p>兵庫県</text:p>
          </table:table-cell>
          <table:table-cell table:formula="of:=SUBSTITUTE([.$D$1];[.$A$2];[.A30])" office:value-type="string" office:string-value="INSERT INTO m_prefectures VALUES (‘28’, ‘@name’);" calcext:value-type="string">
            <text:p>INSERT INTO m_prefectures VALUES (‘28’, ‘@name’);</text:p>
          </table:table-cell>
          <table:table-cell table:formula="of:=SUBSTITUTE([.C30];[.$B$2];[.B30])" office:value-type="string" office:string-value="INSERT INTO m_prefectures VALUES (‘28’, ‘兵庫県’);" calcext:value-type="string">
            <text:p>INSERT INTO m_prefectures VALUES (‘28’, ‘兵庫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office:value-type="string" calcext:value-type="string">
            <text:p>奈良県</text:p>
          </table:table-cell>
          <table:table-cell table:formula="of:=SUBSTITUTE([.$D$1];[.$A$2];[.A31])" office:value-type="string" office:string-value="INSERT INTO m_prefectures VALUES (‘29’, ‘@name’);" calcext:value-type="string">
            <text:p>INSERT INTO m_prefectures VALUES (‘29’, ‘@name’);</text:p>
          </table:table-cell>
          <table:table-cell table:formula="of:=SUBSTITUTE([.C31];[.$B$2];[.B31])" office:value-type="string" office:string-value="INSERT INTO m_prefectures VALUES (‘29’, ‘奈良県’);" calcext:value-type="string">
            <text:p>INSERT INTO m_prefectures VALUES (‘29’, ‘奈良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office:value-type="string" calcext:value-type="string">
            <text:p>和歌山県</text:p>
          </table:table-cell>
          <table:table-cell table:formula="of:=SUBSTITUTE([.$D$1];[.$A$2];[.A32])" office:value-type="string" office:string-value="INSERT INTO m_prefectures VALUES (‘30’, ‘@name’);" calcext:value-type="string">
            <text:p>INSERT INTO m_prefectures VALUES (‘30’, ‘@name’);</text:p>
          </table:table-cell>
          <table:table-cell table:formula="of:=SUBSTITUTE([.C32];[.$B$2];[.B32])" office:value-type="string" office:string-value="INSERT INTO m_prefectures VALUES (‘30’, ‘和歌山県’);" calcext:value-type="string">
            <text:p>INSERT INTO m_prefectures VALUES (‘30’, ‘和歌山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office:value-type="string" calcext:value-type="string">
            <text:p>鳥取県</text:p>
          </table:table-cell>
          <table:table-cell table:formula="of:=SUBSTITUTE([.$D$1];[.$A$2];[.A33])" office:value-type="string" office:string-value="INSERT INTO m_prefectures VALUES (‘31’, ‘@name’);" calcext:value-type="string">
            <text:p>INSERT INTO m_prefectures VALUES (‘31’, ‘@name’);</text:p>
          </table:table-cell>
          <table:table-cell table:formula="of:=SUBSTITUTE([.C33];[.$B$2];[.B33])" office:value-type="string" office:string-value="INSERT INTO m_prefectures VALUES (‘31’, ‘鳥取県’);" calcext:value-type="string">
            <text:p>INSERT INTO m_prefectures VALUES (‘31’, ‘鳥取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office:value-type="string" calcext:value-type="string">
            <text:p>島根県</text:p>
          </table:table-cell>
          <table:table-cell table:formula="of:=SUBSTITUTE([.$D$1];[.$A$2];[.A34])" office:value-type="string" office:string-value="INSERT INTO m_prefectures VALUES (‘32’, ‘@name’);" calcext:value-type="string">
            <text:p>INSERT INTO m_prefectures VALUES (‘32’, ‘@name’);</text:p>
          </table:table-cell>
          <table:table-cell table:formula="of:=SUBSTITUTE([.C34];[.$B$2];[.B34])" office:value-type="string" office:string-value="INSERT INTO m_prefectures VALUES (‘32’, ‘島根県’);" calcext:value-type="string">
            <text:p>INSERT INTO m_prefectures VALUES (‘32’, ‘島根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office:value-type="string" calcext:value-type="string">
            <text:p>岡山県</text:p>
          </table:table-cell>
          <table:table-cell table:formula="of:=SUBSTITUTE([.$D$1];[.$A$2];[.A35])" office:value-type="string" office:string-value="INSERT INTO m_prefectures VALUES (‘33’, ‘@name’);" calcext:value-type="string">
            <text:p>INSERT INTO m_prefectures VALUES (‘33’, ‘@name’);</text:p>
          </table:table-cell>
          <table:table-cell table:formula="of:=SUBSTITUTE([.C35];[.$B$2];[.B35])" office:value-type="string" office:string-value="INSERT INTO m_prefectures VALUES (‘33’, ‘岡山県’);" calcext:value-type="string">
            <text:p>INSERT INTO m_prefectures VALUES (‘33’, ‘岡山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office:value-type="string" calcext:value-type="string">
            <text:p>広島県</text:p>
          </table:table-cell>
          <table:table-cell table:formula="of:=SUBSTITUTE([.$D$1];[.$A$2];[.A36])" office:value-type="string" office:string-value="INSERT INTO m_prefectures VALUES (‘34’, ‘@name’);" calcext:value-type="string">
            <text:p>INSERT INTO m_prefectures VALUES (‘34’, ‘@name’);</text:p>
          </table:table-cell>
          <table:table-cell table:formula="of:=SUBSTITUTE([.C36];[.$B$2];[.B36])" office:value-type="string" office:string-value="INSERT INTO m_prefectures VALUES (‘34’, ‘広島県’);" calcext:value-type="string">
            <text:p>INSERT INTO m_prefectures VALUES (‘34’, ‘広島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office:value-type="string" calcext:value-type="string">
            <text:p>山口県</text:p>
          </table:table-cell>
          <table:table-cell table:formula="of:=SUBSTITUTE([.$D$1];[.$A$2];[.A37])" office:value-type="string" office:string-value="INSERT INTO m_prefectures VALUES (‘35’, ‘@name’);" calcext:value-type="string">
            <text:p>INSERT INTO m_prefectures VALUES (‘35’, ‘@name’);</text:p>
          </table:table-cell>
          <table:table-cell table:formula="of:=SUBSTITUTE([.C37];[.$B$2];[.B37])" office:value-type="string" office:string-value="INSERT INTO m_prefectures VALUES (‘35’, ‘山口県’);" calcext:value-type="string">
            <text:p>INSERT INTO m_prefectures VALUES (‘35’, ‘山口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office:value-type="string" calcext:value-type="string">
            <text:p>徳島県</text:p>
          </table:table-cell>
          <table:table-cell table:formula="of:=SUBSTITUTE([.$D$1];[.$A$2];[.A38])" office:value-type="string" office:string-value="INSERT INTO m_prefectures VALUES (‘36’, ‘@name’);" calcext:value-type="string">
            <text:p>INSERT INTO m_prefectures VALUES (‘36’, ‘@name’);</text:p>
          </table:table-cell>
          <table:table-cell table:formula="of:=SUBSTITUTE([.C38];[.$B$2];[.B38])" office:value-type="string" office:string-value="INSERT INTO m_prefectures VALUES (‘36’, ‘徳島県’);" calcext:value-type="string">
            <text:p>INSERT INTO m_prefectures VALUES (‘36’, ‘徳島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office:value-type="string" calcext:value-type="string">
            <text:p>香川県</text:p>
          </table:table-cell>
          <table:table-cell table:formula="of:=SUBSTITUTE([.$D$1];[.$A$2];[.A39])" office:value-type="string" office:string-value="INSERT INTO m_prefectures VALUES (‘37’, ‘@name’);" calcext:value-type="string">
            <text:p>INSERT INTO m_prefectures VALUES (‘37’, ‘@name’);</text:p>
          </table:table-cell>
          <table:table-cell table:formula="of:=SUBSTITUTE([.C39];[.$B$2];[.B39])" office:value-type="string" office:string-value="INSERT INTO m_prefectures VALUES (‘37’, ‘香川県’);" calcext:value-type="string">
            <text:p>INSERT INTO m_prefectures VALUES (‘37’, ‘香川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愛媛県</text:p>
          </table:table-cell>
          <table:table-cell table:formula="of:=SUBSTITUTE([.$D$1];[.$A$2];[.A40])" office:value-type="string" office:string-value="INSERT INTO m_prefectures VALUES (‘38’, ‘@name’);" calcext:value-type="string">
            <text:p>INSERT INTO m_prefectures VALUES (‘38’, ‘@name’);</text:p>
          </table:table-cell>
          <table:table-cell table:formula="of:=SUBSTITUTE([.C40];[.$B$2];[.B40])" office:value-type="string" office:string-value="INSERT INTO m_prefectures VALUES (‘38’, ‘愛媛県’);" calcext:value-type="string">
            <text:p>INSERT INTO m_prefectures VALUES (‘38’, ‘愛媛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office:value-type="string" calcext:value-type="string">
            <text:p>高知県</text:p>
          </table:table-cell>
          <table:table-cell table:formula="of:=SUBSTITUTE([.$D$1];[.$A$2];[.A41])" office:value-type="string" office:string-value="INSERT INTO m_prefectures VALUES (‘39’, ‘@name’);" calcext:value-type="string">
            <text:p>INSERT INTO m_prefectures VALUES (‘39’, ‘@name’);</text:p>
          </table:table-cell>
          <table:table-cell table:formula="of:=SUBSTITUTE([.C41];[.$B$2];[.B41])" office:value-type="string" office:string-value="INSERT INTO m_prefectures VALUES (‘39’, ‘高知県’);" calcext:value-type="string">
            <text:p>INSERT INTO m_prefectures VALUES (‘39’, ‘高知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office:value-type="string" calcext:value-type="string">
            <text:p>福岡県</text:p>
          </table:table-cell>
          <table:table-cell table:formula="of:=SUBSTITUTE([.$D$1];[.$A$2];[.A42])" office:value-type="string" office:string-value="INSERT INTO m_prefectures VALUES (‘40’, ‘@name’);" calcext:value-type="string">
            <text:p>INSERT INTO m_prefectures VALUES (‘40’, ‘@name’);</text:p>
          </table:table-cell>
          <table:table-cell table:formula="of:=SUBSTITUTE([.C42];[.$B$2];[.B42])" office:value-type="string" office:string-value="INSERT INTO m_prefectures VALUES (‘40’, ‘福岡県’);" calcext:value-type="string">
            <text:p>INSERT INTO m_prefectures VALUES (‘40’, ‘福岡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office:value-type="string" calcext:value-type="string">
            <text:p>佐賀県</text:p>
          </table:table-cell>
          <table:table-cell table:formula="of:=SUBSTITUTE([.$D$1];[.$A$2];[.A43])" office:value-type="string" office:string-value="INSERT INTO m_prefectures VALUES (‘41’, ‘@name’);" calcext:value-type="string">
            <text:p>INSERT INTO m_prefectures VALUES (‘41’, ‘@name’);</text:p>
          </table:table-cell>
          <table:table-cell table:formula="of:=SUBSTITUTE([.C43];[.$B$2];[.B43])" office:value-type="string" office:string-value="INSERT INTO m_prefectures VALUES (‘41’, ‘佐賀県’);" calcext:value-type="string">
            <text:p>INSERT INTO m_prefectures VALUES (‘41’, ‘佐賀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office:value-type="string" calcext:value-type="string">
            <text:p>長崎県</text:p>
          </table:table-cell>
          <table:table-cell table:formula="of:=SUBSTITUTE([.$D$1];[.$A$2];[.A44])" office:value-type="string" office:string-value="INSERT INTO m_prefectures VALUES (‘42’, ‘@name’);" calcext:value-type="string">
            <text:p>INSERT INTO m_prefectures VALUES (‘42’, ‘@name’);</text:p>
          </table:table-cell>
          <table:table-cell table:formula="of:=SUBSTITUTE([.C44];[.$B$2];[.B44])" office:value-type="string" office:string-value="INSERT INTO m_prefectures VALUES (‘42’, ‘長崎県’);" calcext:value-type="string">
            <text:p>INSERT INTO m_prefectures VALUES (‘42’, ‘長崎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office:value-type="string" calcext:value-type="string">
            <text:p>熊本県</text:p>
          </table:table-cell>
          <table:table-cell table:formula="of:=SUBSTITUTE([.$D$1];[.$A$2];[.A45])" office:value-type="string" office:string-value="INSERT INTO m_prefectures VALUES (‘43’, ‘@name’);" calcext:value-type="string">
            <text:p>INSERT INTO m_prefectures VALUES (‘43’, ‘@name’);</text:p>
          </table:table-cell>
          <table:table-cell table:formula="of:=SUBSTITUTE([.C45];[.$B$2];[.B45])" office:value-type="string" office:string-value="INSERT INTO m_prefectures VALUES (‘43’, ‘熊本県’);" calcext:value-type="string">
            <text:p>INSERT INTO m_prefectures VALUES (‘43’, ‘熊本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office:value-type="string" calcext:value-type="string">
            <text:p>大分県</text:p>
          </table:table-cell>
          <table:table-cell table:formula="of:=SUBSTITUTE([.$D$1];[.$A$2];[.A46])" office:value-type="string" office:string-value="INSERT INTO m_prefectures VALUES (‘44’, ‘@name’);" calcext:value-type="string">
            <text:p>INSERT INTO m_prefectures VALUES (‘44’, ‘@name’);</text:p>
          </table:table-cell>
          <table:table-cell table:formula="of:=SUBSTITUTE([.C46];[.$B$2];[.B46])" office:value-type="string" office:string-value="INSERT INTO m_prefectures VALUES (‘44’, ‘大分県’);" calcext:value-type="string">
            <text:p>INSERT INTO m_prefectures VALUES (‘44’, ‘大分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office:value-type="string" calcext:value-type="string">
            <text:p>宮崎県</text:p>
          </table:table-cell>
          <table:table-cell table:formula="of:=SUBSTITUTE([.$D$1];[.$A$2];[.A47])" office:value-type="string" office:string-value="INSERT INTO m_prefectures VALUES (‘45’, ‘@name’);" calcext:value-type="string">
            <text:p>INSERT INTO m_prefectures VALUES (‘45’, ‘@name’);</text:p>
          </table:table-cell>
          <table:table-cell table:formula="of:=SUBSTITUTE([.C47];[.$B$2];[.B47])" office:value-type="string" office:string-value="INSERT INTO m_prefectures VALUES (‘45’, ‘宮崎県’);" calcext:value-type="string">
            <text:p>INSERT INTO m_prefectures VALUES (‘45’, ‘宮崎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46" calcext:value-type="float">
            <text:p>46</text:p>
          </table:table-cell>
          <table:table-cell office:value-type="string" calcext:value-type="string">
            <text:p>鹿児島県</text:p>
          </table:table-cell>
          <table:table-cell table:formula="of:=SUBSTITUTE([.$D$1];[.$A$2];[.A48])" office:value-type="string" office:string-value="INSERT INTO m_prefectures VALUES (‘46’, ‘@name’);" calcext:value-type="string">
            <text:p>INSERT INTO m_prefectures VALUES (‘46’, ‘@name’);</text:p>
          </table:table-cell>
          <table:table-cell table:formula="of:=SUBSTITUTE([.C48];[.$B$2];[.B48])" office:value-type="string" office:string-value="INSERT INTO m_prefectures VALUES (‘46’, ‘鹿児島県’);" calcext:value-type="string">
            <text:p>INSERT INTO m_prefectures VALUES (‘46’, ‘鹿児島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office:value-type="string" calcext:value-type="string">
            <text:p>沖縄県</text:p>
          </table:table-cell>
          <table:table-cell table:formula="of:=SUBSTITUTE([.$D$1];[.$A$2];[.A49])" office:value-type="string" office:string-value="INSERT INTO m_prefectures VALUES (‘47’, ‘@name’);" calcext:value-type="string">
            <text:p>INSERT INTO m_prefectures VALUES (‘47’, ‘@name’);</text:p>
          </table:table-cell>
          <table:table-cell table:formula="of:=SUBSTITUTE([.C49];[.$B$2];[.B49])" office:value-type="string" office:string-value="INSERT INTO m_prefectures VALUES (‘47’, ‘沖縄県’);" calcext:value-type="string">
            <text:p>INSERT INTO m_prefectures VALUES (‘47’, ‘沖縄県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 table:number-rows-repeated="1048524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権限サンプルデータ" table:style-name="ta1">
        <table:table-column table:style-name="co1" table:number-columns-repeated="16384" table:default-cell-style-name="ce30"/>
        <table:table-row table:style-name="ro1">
          <table:table-cell office:value-type="string" calcext:value-type="string">
            <text:p>@table</text:p>
          </table:table-cell>
          <table:table-cell office:value-type="string" calcext:value-type="string">
            <text:p>m_roles</text:p>
          </table:table-cell>
          <table:table-cell office:value-type="string" calcext:value-type="string">
            <text:p>INSERT INTO @table (name) VALUES (‘@name’);</text:p>
          </table:table-cell>
          <table:table-cell table:style-name="ce32" table:formula="of:=SUBSTITUTE([.C1];[.$A$1];[.$B$1])" office:value-type="string" office:string-value="INSERT INTO m_roles (name) VALUES (‘@name’);" calcext:value-type="string">
            <text:p>INSERT INTO m_roles (name) VALUES (‘@name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table:number-columns-repeated="6"/>
          <table:table-cell table:style-name="Default" table:number-columns-repeated="2"/>
          <table:table-cell table:number-columns-repeated="1637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管理者</text:p>
          </table:table-cell>
          <table:table-cell table:formula="of:=SUBSTITUTE([.$D$1];[.$A$2];[.A3])" office:value-type="string" office:string-value="INSERT INTO m_roles (name) VALUES (‘@name’);" calcext:value-type="string">
            <text:p>INSERT INTO m_roles (name) VALUES (‘@name’);</text:p>
          </table:table-cell>
          <table:table-cell table:style-name="ce32" table:formula="of:=SUBSTITUTE([.C3];[.$B$2];[.B3])" office:value-type="string" office:string-value="INSERT INTO m_roles (name) VALUES (‘管理者’);" calcext:value-type="string">
            <text:p>INSERT INTO m_roles (name) VALUES (‘管理者’);</text:p>
          </table:table-cell>
          <table:table-cell table:number-columns-repeated="3"/>
          <table:table-cell table:style-name="Default" table:number-columns-repeated="2"/>
          <table:table-cell table:number-columns-repeated="16374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利用者</text:p>
          </table:table-cell>
          <table:table-cell table:formula="of:=SUBSTITUTE([.$D$1];[.$A$2];[.A4])" office:value-type="string" office:string-value="INSERT INTO m_roles (name) VALUES (‘@name’);" calcext:value-type="string">
            <text:p>INSERT INTO m_roles (name) VALUES (‘@name’);</text:p>
          </table:table-cell>
          <table:table-cell table:style-name="ce32" table:formula="of:=SUBSTITUTE([.C4];[.$B$2];[.B4])" office:value-type="string" office:string-value="INSERT INTO m_roles (name) VALUES (‘利用者’);" calcext:value-type="string">
            <text:p>INSERT INTO m_roles (name) VALUES (‘利用者’);</text:p>
          </table:table-cell>
          <table:table-cell table:number-columns-repeated="3"/>
          <table:table-cell table:style-name="Default" table:number-columns-repeated="2"/>
          <table:table-cell table:number-columns-repeated="16374"/>
          <table:table-cell table:style-name="Default"/>
        </table:table-row>
        <table:table-row table:style-name="ro1" table:number-rows-repeated="45">
          <table:table-cell table:number-columns-repeated="7"/>
          <table:table-cell table:style-name="Default" table:number-columns-repeated="2"/>
          <table:table-cell table:number-columns-repeated="16374"/>
          <table:table-cell table:style-name="Default"/>
        </table:table-row>
        <table:table-row table:style-name="ro1" table:number-rows-repeated="36">
          <table:table-cell table:number-columns-repeated="16383"/>
          <table:table-cell table:style-name="Default"/>
        </table:table-row>
        <table:table-row table:style-name="ro1" table:number-rows-repeated="1048488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商品カテゴリサンプルデータ" table:style-name="ta1">
        <table:table-column table:style-name="co1" table:number-columns-repeated="16384" table:default-cell-style-name="ce30"/>
        <table:table-row table:style-name="ro1">
          <table:table-cell office:value-type="string" calcext:value-type="string">
            <text:p>@table</text:p>
          </table:table-cell>
          <table:table-cell office:value-type="string" calcext:value-type="string">
            <text:p>m_categories</text:p>
          </table:table-cell>
          <table:table-cell office:value-type="string" calcext:value-type="string">
            <text:p>INSERT INTO @table (name) VALUES (‘@name’);</text:p>
          </table:table-cell>
          <table:table-cell table:style-name="ce32" table:formula="of:=SUBSTITUTE([.C1];[.$A$1];[.$B$1])" office:value-type="string" office:string-value="INSERT INTO m_categories (name) VALUES (‘@name’);" calcext:value-type="string">
            <text:p>INSERT INTO m_categories (name) VALUES (‘@name’);</text:p>
          </table:table-cell>
          <table:table-cell table:number-columns-repeated="4"/>
          <table:table-cell table:style-name="Default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table:number-columns-repeated="6"/>
          <table:table-cell table:style-name="Default" table:number-columns-repeated="2"/>
          <table:table-cell table:number-columns-repeated="1637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本</text:p>
          </table:table-cell>
          <table:table-cell table:formula="of:=SUBSTITUTE([.$D$1];[.$A$2];[.A3])" office:value-type="string" office:string-value="INSERT INTO m_categories (name) VALUES (‘@name’);" calcext:value-type="string">
            <text:p>INSERT INTO m_categories (name) VALUES (‘@name’);</text:p>
          </table:table-cell>
          <table:table-cell table:style-name="ce32" table:formula="of:=SUBSTITUTE([.C3];[.$B$2];[.B3])" office:value-type="string" office:string-value="INSERT INTO m_categories (name) VALUES (‘本’);" calcext:value-type="string">
            <text:p>INSERT INTO m_categories (name) VALUES (‘本’);</text:p>
          </table:table-cell>
          <table:table-cell table:number-columns-repeated="3"/>
          <table:table-cell table:style-name="Default" table:number-columns-repeated="2"/>
          <table:table-cell table:number-columns-repeated="16374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VD</text:p>
          </table:table-cell>
          <table:table-cell table:formula="of:=SUBSTITUTE([.$D$1];[.$A$2];[.A4])" office:value-type="string" office:string-value="INSERT INTO m_categories (name) VALUES (‘@name’);" calcext:value-type="string">
            <text:p>INSERT INTO m_categories (name) VALUES (‘@name’);</text:p>
          </table:table-cell>
          <table:table-cell table:style-name="ce32" table:formula="of:=SUBSTITUTE([.C4];[.$B$2];[.B4])" office:value-type="string" office:string-value="INSERT INTO m_categories (name) VALUES (‘DVD’);" calcext:value-type="string">
            <text:p>INSERT INTO m_categories (name) VALUES (‘DVD’);</text:p>
          </table:table-cell>
          <table:table-cell table:number-columns-repeated="3"/>
          <table:table-cell table:style-name="Default" table:number-columns-repeated="2"/>
          <table:table-cell table:number-columns-repeated="1637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ゲーム</text:p>
          </table:table-cell>
          <table:table-cell table:formula="of:=SUBSTITUTE([.$D$1];[.$A$2];[.A5])" office:value-type="string" office:string-value="INSERT INTO m_categories (name) VALUES (‘@name’);" calcext:value-type="string">
            <text:p>INSERT INTO m_categories (name) VALUES (‘@name’);</text:p>
          </table:table-cell>
          <table:table-cell table:style-name="ce32" table:formula="of:=SUBSTITUTE([.C5];[.$B$2];[.B5])" office:value-type="string" office:string-value="INSERT INTO m_categories (name) VALUES (‘ゲーム’);" calcext:value-type="string">
            <text:p>INSERT INTO m_categories (name) VALUES (‘ゲーム’);</text:p>
          </table:table-cell>
          <table:table-cell table:number-columns-repeated="3"/>
          <table:table-cell table:style-name="Default" table:number-columns-repeated="2"/>
          <table:table-cell table:number-columns-repeated="16374"/>
          <table:table-cell table:style-name="Default"/>
        </table:table-row>
        <table:table-row table:style-name="ro1" table:number-rows-repeated="44">
          <table:table-cell table:number-columns-repeated="7"/>
          <table:table-cell table:style-name="Default" table:number-columns-repeated="2"/>
          <table:table-cell table:number-columns-repeated="16374"/>
          <table:table-cell table:style-name="Default"/>
        </table:table-row>
        <table:table-row table:style-name="ro1" table:number-rows-repeated="36">
          <table:table-cell table:number-columns-repeated="16383"/>
          <table:table-cell table:style-name="Default"/>
        </table:table-row>
        <table:table-row table:style-name="ro1" table:number-rows-repeated="1048488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5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8" table:default-cell-style-name="ce9"/>
        <table:table-column table:style-name="co1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number-columns-repeated="16375" table:default-cell-style-name="ce9"/>
        <table:table-row table:style-name="ro1">
          <table:table-cell table:style-name="ce12" office:value-type="string" calcext:value-type="string">
            <text:p>項番</text:p>
          </table:table-cell>
          <table:table-cell table:style-name="ce12" office:value-type="string" calcext:value-type="string">
            <text:p>バージョン</text:p>
          </table:table-cell>
          <table:table-cell table:style-name="ce12" office:value-type="string" calcext:value-type="string">
            <text:p>マイルストーン</text:p>
          </table:table-cell>
          <table:table-cell table:style-name="ce12" office:value-type="string" calcext:value-type="string">
            <text:p>コード名</text:p>
          </table:table-cell>
          <table:table-cell table:style-name="ce12" office:value-type="string" calcext:value-type="string">
            <text:p>機能分類</text:p>
          </table:table-cell>
          <table:table-cell table:style-name="ce12" office:value-type="string" calcext:value-type="string">
            <text:p>機能種別</text:p>
          </table:table-cell>
          <table:table-cell table:style-name="ce12" office:value-type="string" calcext:value-type="string">
            <text:p>処理分類</text:p>
          </table:table-cell>
          <table:table-cell table:style-name="ce12" office:value-type="string" calcext:value-type="string">
            <text:p>詳細処理</text:p>
          </table:table-cell>
          <table:table-cell table:style-name="ce12" office:value-type="string" calcext:value-type="string">
            <text:p>内容</text:p>
          </table:table-cell>
          <table:table-cell table:number-columns-repeated="16375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>
            <text:p>Ver.0.10.00</text:p>
          </table:table-cell>
          <table:table-cell table:style-name="ce28" office:value-type="string" calcext:value-type="string">
            <text:p>MLS111</text:p>
          </table:table-cell>
          <table:table-cell table:style-name="ce26" office:value-type="string" calcext:value-type="string">
            <text:p>tokyo</text:p>
          </table:table-cell>
          <table:table-cell table:style-name="ce18" office:value-type="string" calcext:value-type="string">
            <text:p>商品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全件表示</text:p>
          </table:table-cell>
          <table:table-cell table:style-name="ce18" office:value-type="string" calcext:value-type="string">
            <text:p>そのまま表示</text:p>
          </table:table-cell>
          <table:table-cell table:style-name="ce18" office:value-type="string" calcext:value-type="string">
            <text:p>itemsテーブルのすべてのレコードをそのまま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8" office:value-type="string" calcext:value-type="string">
            <text:p>Ver.0.10.00</text:p>
          </table:table-cell>
          <table:table-cell table:style-name="ce28" office:value-type="string" calcext:value-type="string">
            <text:p>MLS112</text:p>
          </table:table-cell>
          <table:table-cell table:style-name="ce26" office:value-type="string" calcext:value-type="string">
            <text:p>shinagawa</text:p>
          </table:table-cell>
          <table:table-cell table:style-name="ce18" office:value-type="string" calcext:value-type="string">
            <text:p>商品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全件表示</text:p>
          </table:table-cell>
          <table:table-cell table:style-name="ce18" office:value-type="string" calcext:value-type="string">
            <text:p>カテゴリ名変換</text:p>
          </table:table-cell>
          <table:table-cell table:style-name="ce18" office:value-type="string" calcext:value-type="string">
            <text:p>商品カテゴリコードをカテゴリ名に変換して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>
            <text:p>Ver.0.11.00</text:p>
          </table:table-cell>
          <table:table-cell table:style-name="ce28" office:value-type="string" calcext:value-type="string">
            <text:p>MLS121</text:p>
          </table:table-cell>
          <table:table-cell table:style-name="ce26" office:value-type="string" calcext:value-type="string">
            <text:p>sinnyokohama</text:p>
          </table:table-cell>
          <table:table-cell table:style-name="ce18" office:value-type="string" calcext:value-type="string">
            <text:p>商品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カテゴリ別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カテゴリリンクによりカテゴリ別商品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8" office:value-type="string" calcext:value-type="string">
            <text:p>Ver.0.11.00</text:p>
          </table:table-cell>
          <table:table-cell table:style-name="ce28" office:value-type="string" calcext:value-type="string">
            <text:p>MLS122</text:p>
          </table:table-cell>
          <table:table-cell table:style-name="ce26" office:value-type="string" calcext:value-type="string">
            <text:p>odawara</text:p>
          </table:table-cell>
          <table:table-cell table:style-name="ce18" office:value-type="string" calcext:value-type="string">
            <text:p>商品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カテゴリ別表示</text:p>
          </table:table-cell>
          <table:table-cell table:style-name="ce18" office:value-type="string" calcext:value-type="string">
            <text:p>表示形式変更</text:p>
          </table:table-cell>
          <table:table-cell table:style-name="ce18" office:value-type="string" calcext:value-type="string">
            <text:p>カテゴリリンクを単なる文字列として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8" office:value-type="string" calcext:value-type="string">
            <text:p>Ver.0.12.00</text:p>
          </table:table-cell>
          <table:table-cell table:style-name="ce28" office:value-type="string" calcext:value-type="string">
            <text:p>MLS131</text:p>
          </table:table-cell>
          <table:table-cell table:style-name="ce26" office:value-type="string" calcext:value-type="string">
            <text:p>atami</text:p>
          </table:table-cell>
          <table:table-cell table:style-name="ce18" office:value-type="string" calcext:value-type="string">
            <text:p>商品表示</text:p>
          </table:table-cell>
          <table:table-cell table:style-name="ce18" office:value-type="string" calcext:value-type="string">
            <text:p>条件検索</text:p>
          </table:table-cell>
          <table:table-cell table:style-name="ce18" office:value-type="string" calcext:value-type="string">
            <text:p>キーワード検索</text:p>
          </table:table-cell>
          <table:table-cell table:style-name="ce18" office:value-type="string" calcext:value-type="string">
            <text:p>商品名検索</text:p>
          </table:table-cell>
          <table:table-cell table:style-name="ce18" office:value-type="string" calcext:value-type="string">
            <text:p>商品名のあいまい検索による商品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8" office:value-type="string" calcext:value-type="string">
            <text:p>Ver.0.12.00</text:p>
          </table:table-cell>
          <table:table-cell table:style-name="ce28" office:value-type="string" calcext:value-type="string">
            <text:p>MLS132</text:p>
          </table:table-cell>
          <table:table-cell table:style-name="ce26" office:value-type="string" calcext:value-type="string">
            <text:p>mishima</text:p>
          </table:table-cell>
          <table:table-cell table:style-name="ce18" office:value-type="string" calcext:value-type="string">
            <text:p>商品表示</text:p>
          </table:table-cell>
          <table:table-cell table:style-name="ce18" office:value-type="string" calcext:value-type="string">
            <text:p>条件検索</text:p>
          </table:table-cell>
          <table:table-cell table:style-name="ce18" office:value-type="string" calcext:value-type="string">
            <text:p>範囲検索</text:p>
          </table:table-cell>
          <table:table-cell table:style-name="ce18" office:value-type="string" calcext:value-type="string">
            <text:p>価格検索</text:p>
          </table:table-cell>
          <table:table-cell table:style-name="ce18" office:value-type="string" calcext:value-type="string">
            <text:p>指定された価格範囲の商品の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8" office:value-type="string" calcext:value-type="string">
            <text:p>Ver.0.20.00</text:p>
          </table:table-cell>
          <table:table-cell table:style-name="ce28" office:value-type="string" calcext:value-type="string">
            <text:p>MLS211</text:p>
          </table:table-cell>
          <table:table-cell table:style-name="ce26" office:value-type="string" calcext:value-type="string">
            <text:p>sinnfuji</text:p>
          </table:table-cell>
          <table:table-cell table:style-name="ce18" office:value-type="string" calcext:value-type="string">
            <text:p>利用者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全件表示</text:p>
          </table:table-cell>
          <table:table-cell table:style-name="ce18" office:value-type="string" calcext:value-type="string">
            <text:p>そのまま表示</text:p>
          </table:table-cell>
          <table:table-cell table:style-name="ce18" office:value-type="string" calcext:value-type="string">
            <text:p>usersテーブルのすべてのレコードをそのまま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8" office:value-type="string" calcext:value-type="string">
            <text:p>Ver.0.20.00</text:p>
          </table:table-cell>
          <table:table-cell table:style-name="ce28" office:value-type="string" calcext:value-type="string">
            <text:p>MLS212</text:p>
          </table:table-cell>
          <table:table-cell table:style-name="ce26" office:value-type="string" calcext:value-type="string">
            <text:p>shizuoka</text:p>
          </table:table-cell>
          <table:table-cell table:style-name="ce18" office:value-type="string" calcext:value-type="string">
            <text:p>利用者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全件表示</text:p>
          </table:table-cell>
          <table:table-cell table:style-name="ce18" office:value-type="string" calcext:value-type="string">
            <text:p>都道府県名変換</text:p>
          </table:table-cell>
          <table:table-cell table:style-name="ce18" office:value-type="string" calcext:value-type="string">
            <text:p>都道府県コードを都道府県名に変換して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8" office:value-type="string" calcext:value-type="string">
            <text:p>Ver.0.20.00</text:p>
          </table:table-cell>
          <table:table-cell table:style-name="ce28" office:value-type="string" calcext:value-type="string">
            <text:p>MLS213</text:p>
          </table:table-cell>
          <table:table-cell table:style-name="ce26" office:value-type="string" calcext:value-type="string">
            <text:p>kakegawa</text:p>
          </table:table-cell>
          <table:table-cell table:style-name="ce18" office:value-type="string" calcext:value-type="string">
            <text:p>利用者表示</text:p>
          </table:table-cell>
          <table:table-cell table:style-name="ce18" office:value-type="string" calcext:value-type="string">
            <text:p>一覧表示</text:p>
          </table:table-cell>
          <table:table-cell table:style-name="ce18" office:value-type="string" calcext:value-type="string">
            <text:p>全件表示</text:p>
          </table:table-cell>
          <table:table-cell table:style-name="ce18" office:value-type="string" calcext:value-type="string">
            <text:p>権限名変換</text:p>
          </table:table-cell>
          <table:table-cell table:style-name="ce18" office:value-type="string" calcext:value-type="string">
            <text:p>権限コードを権限名に変換して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8" office:value-type="string" calcext:value-type="string">
            <text:p>Ver.0.21.00</text:p>
          </table:table-cell>
          <table:table-cell table:style-name="ce28" office:value-type="string" calcext:value-type="string">
            <text:p>MLS221</text:p>
          </table:table-cell>
          <table:table-cell table:style-name="ce26" office:value-type="string" calcext:value-type="string">
            <text:p>hamamatsu</text:p>
          </table:table-cell>
          <table:table-cell table:style-name="ce18" office:value-type="string" calcext:value-type="string">
            <text:p>利用者表示</text:p>
          </table:table-cell>
          <table:table-cell table:style-name="ce18" office:value-type="string" calcext:value-type="string">
            <text:p>条件検索</text:p>
          </table:table-cell>
          <table:table-cell table:style-name="ce18" office:value-type="string" calcext:value-type="string">
            <text:p>外部キー検索</text:p>
          </table:table-cell>
          <table:table-cell table:style-name="ce18" office:value-type="string" calcext:value-type="string">
            <text:p>都道府県別検索</text:p>
          </table:table-cell>
          <table:table-cell table:style-name="ce18" office:value-type="string" calcext:value-type="string">
            <text:p>セレクトボックスで選択された都道府県の利用者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8" office:value-type="string" calcext:value-type="string">
            <text:p>Ver.0.21.00</text:p>
          </table:table-cell>
          <table:table-cell table:style-name="ce28" office:value-type="string" calcext:value-type="string">
            <text:p>MLS222</text:p>
          </table:table-cell>
          <table:table-cell table:style-name="ce26" office:value-type="string" calcext:value-type="string">
            <text:p>toyohashi</text:p>
          </table:table-cell>
          <table:table-cell table:style-name="ce18" office:value-type="string" calcext:value-type="string">
            <text:p>利用者表示</text:p>
          </table:table-cell>
          <table:table-cell table:style-name="ce18" office:value-type="string" calcext:value-type="string">
            <text:p>条件検索</text:p>
          </table:table-cell>
          <table:table-cell table:style-name="ce18" office:value-type="string" calcext:value-type="string">
            <text:p>外部キー検索</text:p>
          </table:table-cell>
          <table:table-cell table:style-name="ce18" office:value-type="string" calcext:value-type="string">
            <text:p>権限別検索</text:p>
          </table:table-cell>
          <table:table-cell table:style-name="ce18" office:value-type="string" calcext:value-type="string">
            <text:p>ラジオボタンで選択された権限の利用者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8" office:value-type="string" calcext:value-type="string">
            <text:p>Ver.0.22.00</text:p>
          </table:table-cell>
          <table:table-cell table:style-name="ce28" office:value-type="string" calcext:value-type="string">
            <text:p>MLS231</text:p>
          </table:table-cell>
          <table:table-cell table:style-name="ce26" office:value-type="string" calcext:value-type="string">
            <text:p>mikawaanjo</text:p>
          </table:table-cell>
          <table:table-cell table:style-name="ce18" office:value-type="string" calcext:value-type="string">
            <text:p>利用者表示</text:p>
          </table:table-cell>
          <table:table-cell table:style-name="ce18" office:value-type="string" calcext:value-type="string">
            <text:p>条件検索</text:p>
          </table:table-cell>
          <table:table-cell table:style-name="ce18" office:value-type="string" calcext:value-type="string">
            <text:p>キーワード検索</text:p>
          </table:table-cell>
          <table:table-cell table:style-name="ce18" office:value-type="string" calcext:value-type="string">
            <text:p>氏名検索</text:p>
          </table:table-cell>
          <table:table-cell table:style-name="ce18" office:value-type="string" calcext:value-type="string">
            <text:p>氏名のあいまい検索による利用者一覧を表示する</text:p>
          </table:table-cell>
          <table:table-cell table:number-columns-repeated="16375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8" office:value-type="string" calcext:value-type="string">
            <text:p>Ver.0.22.00</text:p>
          </table:table-cell>
          <table:table-cell table:style-name="ce28" office:value-type="string" calcext:value-type="string">
            <text:p>MLS232</text:p>
          </table:table-cell>
          <table:table-cell table:style-name="ce26" office:value-type="string" calcext:value-type="string">
            <text:p>nagoya</text:p>
          </table:table-cell>
          <table:table-cell table:style-name="ce18" office:value-type="string" calcext:value-type="string">
            <text:p>利用者表示</text:p>
          </table:table-cell>
          <table:table-cell table:style-name="ce18" office:value-type="string" calcext:value-type="string">
            <text:p>条件検索</text:p>
          </table:table-cell>
          <table:table-cell table:style-name="ce18" office:value-type="string" calcext:value-type="string">
            <text:p>キーワード検索</text:p>
          </table:table-cell>
          <table:table-cell table:style-name="ce18" office:value-type="string" calcext:value-type="string">
            <text:p>住所検索</text:p>
          </table:table-cell>
          <table:table-cell table:style-name="ce18" office:value-type="string" calcext:value-type="string">
            <text:p>住所のあいまい検索による利用者一覧を表示する</text:p>
          </table:table-cell>
          <table:table-cell table:number-columns-repeated="16375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 style:data-style-name="N2" text:time-value="15:59:16.042287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4T14:23:25.645762700</meta:creation-date>
    <dc:date>2025-06-20T16:30:37.548328400</dc:date>
    <meta:editing-duration>PT2H29M6S</meta:editing-duration>
    <meta:editing-cycles>14</meta:editing-cycles>
    <meta:generator>LibreOffice/25.2.4.2$Windows_X86_64 LibreOffice_project/508ff62361999404a9d3590fe47df713b5888744</meta:generator>
    <meta:document-statistic meta:table-count="5" meta:cell-count="455" meta:object-count="0"/>
  </office:meta>
</office:document-meta>
</file>